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1134.28pt" svg:height="638.02pt" svg:x="376.27pt" svg:y="16.19pt">
            <draw:object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46.61pt" svg:height="770.97pt" svg:x="386.19pt" svg:y="711.27pt">
            <draw:object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78.48pt" svg:height="713.76pt" svg:x="1647.41pt" svg:y="732.64pt">
            <draw:object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 txs/block</text:p>
          </table:table-cell>
          <table:table-cell office:value-type="float" office:value="175.009123351754" calcext:value-type="float">
            <text:p>175.009123351754</text:p>
          </table:table-cell>
          <table:table-cell office:value-type="float" office:value="0.561981949572538" calcext:value-type="float">
            <text:p>0.561981949572538</text:p>
          </table:table-cell>
          <table:table-cell office:value-type="float" office:value="1.25708289583189" calcext:value-type="float">
            <text:p>1.2570828958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6.411223555005" calcext:value-type="float">
            <text:p>216.411223555005</text:p>
          </table:table-cell>
          <table:table-cell office:value-type="float" office:value="0.550998690443239" calcext:value-type="float">
            <text:p>0.550998690443239</text:p>
          </table:table-cell>
          <table:table-cell office:value-type="float" office:value="1.01661049203021" calcext:value-type="float">
            <text:p>1.01661049203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51.797181701181" calcext:value-type="float">
            <text:p>151.797181701181</text:p>
          </table:table-cell>
          <table:table-cell office:value-type="float" office:value="0.354215844455297" calcext:value-type="float">
            <text:p>0.354215844455297</text:p>
          </table:table-cell>
          <table:table-cell office:value-type="float" office:value="1.46829518840848" calcext:value-type="float">
            <text:p>1.46829518840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 txs/block</text:p>
          </table:table-cell>
          <table:table-cell office:value-type="float" office:value="204.973336253256" calcext:value-type="float">
            <text:p>204.973336253256</text:p>
          </table:table-cell>
          <table:table-cell office:value-type="float" office:value="0.542713807604982" calcext:value-type="float">
            <text:p>0.542713807604982</text:p>
          </table:table-cell>
          <table:table-cell office:value-type="float" office:value="2.04911859150222" calcext:value-type="float">
            <text:p>2.0491185915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78.044236141064" calcext:value-type="float">
            <text:p>378.044236141064</text:p>
          </table:table-cell>
          <table:table-cell office:value-type="float" office:value="0.578635927121872" calcext:value-type="float">
            <text:p>0.578635927121872</text:p>
          </table:table-cell>
          <table:table-cell office:value-type="float" office:value="1.11100440746818" calcext:value-type="float">
            <text:p>1.11100440746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1.220705492158" calcext:value-type="float">
            <text:p>341.220705492158</text:p>
          </table:table-cell>
          <table:table-cell office:value-type="float" office:value="0.501062779387498" calcext:value-type="float">
            <text:p>0.501062779387498</text:p>
          </table:table-cell>
          <table:table-cell office:value-type="float" office:value="1.23098092674831" calcext:value-type="float">
            <text:p>1.23098092674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 txs/block</text:p>
          </table:table-cell>
          <table:table-cell office:value-type="float" office:value="332.859703532792" calcext:value-type="float">
            <text:p>332.859703532792</text:p>
          </table:table-cell>
          <table:table-cell office:value-type="float" office:value="0.533843805687182" calcext:value-type="float">
            <text:p>0.533843805687182</text:p>
          </table:table-cell>
          <table:table-cell office:value-type="float" office:value="1.8870391735522" calcext:value-type="float">
            <text:p>1.8870391735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64.294347019804" calcext:value-type="float">
            <text:p>464.294347019804</text:p>
          </table:table-cell>
          <table:table-cell office:value-type="float" office:value="0.608875364712357" calcext:value-type="float">
            <text:p>0.608875364712357</text:p>
          </table:table-cell>
          <table:table-cell office:value-type="float" office:value="1.33545613334593" calcext:value-type="float">
            <text:p>1.335456133345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279.19847316615" calcext:value-type="float">
            <text:p>279.19847316615</text:p>
          </table:table-cell>
          <table:table-cell office:value-type="float" office:value="0.411302022841237" calcext:value-type="float">
            <text:p>0.411302022841237</text:p>
          </table:table-cell>
          <table:table-cell office:value-type="float" office:value="2.22111880197203" calcext:value-type="float">
            <text:p>2.22111880197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 txs/block</text:p>
          </table:table-cell>
          <table:table-cell office:value-type="float" office:value="422.188134858339" calcext:value-type="float">
            <text:p>422.188134858339</text:p>
          </table:table-cell>
          <table:table-cell office:value-type="float" office:value="0.57178836776502" calcext:value-type="float">
            <text:p>0.57178836776502</text:p>
          </table:table-cell>
          <table:table-cell office:value-type="float" office:value="1.94228062271655" calcext:value-type="float">
            <text:p>1.94228062271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15.928960063987" calcext:value-type="float">
            <text:p>515.928960063987</text:p>
          </table:table-cell>
          <table:table-cell office:value-type="float" office:value="0.609905821152508" calcext:value-type="float">
            <text:p>0.609905821152508</text:p>
          </table:table-cell>
          <table:table-cell office:value-type="float" office:value="1.58941336134992" calcext:value-type="float">
            <text:p>1.58941336134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423.013768057235" calcext:value-type="float">
            <text:p>423.013768057235</text:p>
          </table:table-cell>
          <table:table-cell office:value-type="float" office:value="0.516963872930733" calcext:value-type="float">
            <text:p>0.516963872930733</text:p>
          </table:table-cell>
          <table:table-cell office:value-type="float" office:value="1.93887898598126" calcext:value-type="float">
            <text:p>1.93887898598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 txs/block</text:p>
          </table:table-cell>
          <table:table-cell office:value-type="float" office:value="436.475374217088" calcext:value-type="float">
            <text:p>436.475374217088</text:p>
          </table:table-cell>
          <table:table-cell office:value-type="float" office:value="0.584167437748539" calcext:value-type="float">
            <text:p>0.584167437748539</text:p>
          </table:table-cell>
          <table:table-cell office:value-type="float" office:value="2.33698687145238" calcext:value-type="float">
            <text:p>2.3369868714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43.569410413624" calcext:value-type="float">
            <text:p>543.569410413624</text:p>
          </table:table-cell>
          <table:table-cell office:value-type="float" office:value="0.617079334854267" calcext:value-type="float">
            <text:p>0.617079334854267</text:p>
          </table:table-cell>
          <table:table-cell office:value-type="float" office:value="1.87655236588864" calcext:value-type="float">
            <text:p>1.87655236588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85.768632632283" calcext:value-type="float">
            <text:p>485.768632632283</text:p>
          </table:table-cell>
          <table:table-cell office:value-type="float" office:value="0.570629887648769" calcext:value-type="float">
            <text:p>0.570629887648769</text:p>
          </table:table-cell>
          <table:table-cell office:value-type="float" office:value="2.10013145982839" calcext:value-type="float">
            <text:p>2.1001314598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0 txs/block</text:p>
          </table:table-cell>
          <table:table-cell office:value-type="float" office:value="470.735426154517" calcext:value-type="float">
            <text:p>470.735426154517</text:p>
          </table:table-cell>
          <table:table-cell office:value-type="float" office:value="0.58070446433546" calcext:value-type="float">
            <text:p>0.58070446433546</text:p>
          </table:table-cell>
          <table:table-cell office:value-type="float" office:value="2.59168952882832" calcext:value-type="float">
            <text:p>2.59168952882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535.97561425702" calcext:value-type="float">
            <text:p>535.97561425702</text:p>
          </table:table-cell>
          <table:table-cell office:value-type="float" office:value="0.602958317264404" calcext:value-type="float">
            <text:p>0.602958317264404</text:p>
          </table:table-cell>
          <table:table-cell office:value-type="float" office:value="2.2763090044297" calcext:value-type="float">
            <text:p>2.2763090044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259.121790082789" calcext:value-type="float">
            <text:p>259.121790082789</text:p>
          </table:table-cell>
          <table:table-cell office:value-type="float" office:value="0.349214793840963" calcext:value-type="float">
            <text:p>0.349214793840963</text:p>
          </table:table-cell>
          <table:table-cell office:value-type="float" office:value="4.71327780013952" calcext:value-type="float">
            <text:p>4.71327780013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00 txs/block</text:p>
          </table:table-cell>
          <table:table-cell office:value-type="float" office:value="488.989617554948" calcext:value-type="float">
            <text:p>488.989617554948</text:p>
          </table:table-cell>
          <table:table-cell office:value-type="float" office:value="0.559384401559894" calcext:value-type="float">
            <text:p>0.559384401559894</text:p>
          </table:table-cell>
          <table:table-cell office:value-type="float" office:value="2.90402625276099" calcext:value-type="float">
            <text:p>2.90402625276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598.729215875327" calcext:value-type="float">
            <text:p>598.729215875327</text:p>
          </table:table-cell>
          <table:table-cell office:value-type="float" office:value="0.64669024325252" calcext:value-type="float">
            <text:p>0.64669024325252</text:p>
          </table:table-cell>
          <table:table-cell office:value-type="float" office:value="2.37174789868876" calcext:value-type="float">
            <text:p>2.37174789868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505.860084677208" calcext:value-type="float">
            <text:p>505.860084677208</text:p>
          </table:table-cell>
          <table:table-cell office:value-type="float" office:value="0.56489054287777" calcext:value-type="float">
            <text:p>0.56489054287777</text:p>
          </table:table-cell>
          <table:table-cell office:value-type="float" office:value="2.80760787043926" calcext:value-type="float">
            <text:p>2.80760787043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 txs/block</text:p>
          </table:table-cell>
          <table:table-cell office:value-type="float" office:value="467.139004073737" calcext:value-type="float">
            <text:p>467.139004073737</text:p>
          </table:table-cell>
          <table:table-cell office:value-type="float" office:value="0.577666331466434" calcext:value-type="float">
            <text:p>0.577666331466434</text:p>
          </table:table-cell>
          <table:table-cell office:value-type="float" office:value="3.46792272918605" calcext:value-type="float">
            <text:p>3.46792272918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97.268557545155" calcext:value-type="float">
            <text:p>497.268557545155</text:p>
          </table:table-cell>
          <table:table-cell office:value-type="float" office:value="0.557907308680394" calcext:value-type="float">
            <text:p>0.557907308680394</text:p>
          </table:table-cell>
          <table:table-cell office:value-type="float" office:value="3.25788250661111" calcext:value-type="float">
            <text:p>3.2578825066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298.819060695077" calcext:value-type="float">
            <text:p>298.819060695077</text:p>
          </table:table-cell>
          <table:table-cell office:value-type="float" office:value="0.365746316751117" calcext:value-type="float">
            <text:p>0.365746316751117</text:p>
          </table:table-cell>
          <table:table-cell office:value-type="float" office:value="5.42362837062241" calcext:value-type="float">
            <text:p>5.4236283706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00 txs/block</text:p>
          </table:table-cell>
          <table:table-cell office:value-type="float" office:value="533.227020788706" calcext:value-type="float">
            <text:p>533.227020788706</text:p>
          </table:table-cell>
          <table:table-cell office:value-type="float" office:value="0.637025363930237" calcext:value-type="float">
            <text:p>0.637025363930237</text:p>
          </table:table-cell>
          <table:table-cell office:value-type="float" office:value="3.41320702475479" calcext:value-type="float">
            <text:p>3.41320702475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03.662119255354" calcext:value-type="float">
            <text:p>603.662119255354</text:p>
          </table:table-cell>
          <table:table-cell office:value-type="float" office:value="0.619575713182075" calcext:value-type="float">
            <text:p>0.619575713182075</text:p>
          </table:table-cell>
          <table:table-cell office:value-type="float" office:value="3.01501151189657" calcext:value-type="float">
            <text:p>3.01501151189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498.752990164341" calcext:value-type="float">
            <text:p>498.752990164341</text:p>
          </table:table-cell>
          <table:table-cell office:value-type="float" office:value="0.535040912487027" calcext:value-type="float">
            <text:p>0.535040912487027</text:p>
          </table:table-cell>
          <table:table-cell office:value-type="float" office:value="3.64988253894459" calcext:value-type="float">
            <text:p>3.64988253894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0 txs/block</text:p>
          </table:table-cell>
          <table:table-cell office:value-type="float" office:value="510.591417844385" calcext:value-type="float">
            <text:p>510.591417844385</text:p>
          </table:table-cell>
          <table:table-cell office:value-type="float" office:value="0.597349261288539" calcext:value-type="float">
            <text:p>0.597349261288539</text:p>
          </table:table-cell>
          <table:table-cell office:value-type="float" office:value="3.95620506417333" calcext:value-type="float">
            <text:p>3.95620506417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50.01053992201" calcext:value-type="float">
            <text:p>550.01053992201</text:p>
          </table:table-cell>
          <table:table-cell office:value-type="float" office:value="0.570240555113008" calcext:value-type="float">
            <text:p>0.570240555113008</text:p>
          </table:table-cell>
          <table:table-cell office:value-type="float" office:value="3.67304818824888" calcext:value-type="float">
            <text:p>3.673048188248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496.641855203109" calcext:value-type="float">
            <text:p>496.641855203109</text:p>
          </table:table-cell>
          <table:table-cell office:value-type="float" office:value="0.523276817461775" calcext:value-type="float">
            <text:p>0.523276817461775</text:p>
          </table:table-cell>
          <table:table-cell office:value-type="float" office:value="4.06855784856022" calcext:value-type="float">
            <text:p>4.06855784856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0:58:08.197378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08-30T11:15:33.030204012</dc:date>
    <meta:editing-duration>PT1H26M1S</meta:editing-duration>
    <meta:editing-cycles>6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8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0.016cm" svg:height="22.509cm" xlink:href=".." xlink:type="simple" chart:class="chart:scatter" chart:style-name="ch1">
        <chart:title svg:x="12.269cm" svg:y="0.585cm" chart:style-name="ch2">
          <text:p>Throughput of different blocksize (AWS)</text:p>
        </chart:title>
        <chart:legend chart:legend-position="end" svg:x="34.844cm" svg:y="7.488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2.462cm" svg:y="2.488cm" svg:width="31.582cm" svg:height="17.939cm">
          <chartooo:coordinate-region svg:x="3.859cm" svg:y="2.882cm" svg:width="29.801cm" svg:height="16.508cm"/>
          <chart:axis chart:dimension="x" chart:name="primary-x" chart:style-name="ch5">
            <chart:title svg:x="15.518cm" svg:y="20.878cm" chart:style-name="ch6">
              <text:p>number of nodes</text:p>
            </chart:title>
          </chart:axis>
          <chart:axis chart:dimension="y" chart:name="primary-y" chart:style-name="ch5">
            <chart:title svg:x="0.451cm" svg:y="14.495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75.009123351754">
                <text:p>175.009123351754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04.973336253256">
                <text:p>204.97333625325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332.859703532792">
                <text:p>332.859703532792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422.188134858339">
                <text:p>422.18813485833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436.475374217088">
                <text:p>436.475374217088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470.735426154517">
                <text:p>470.735426154517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488.989617554948">
                <text:p>488.989617554948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467.139004073737">
                <text:p>467.139004073737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33.227020788706">
                <text:p>533.227020788706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510.591417844385">
                <text:p>510.591417844385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6.411223555005">
                <text:p>216.411223555005</text:p>
              </table:table-cell>
              <table:table-cell office:value-type="float" office:value="8">
                <text:p>8</text:p>
              </table:table-cell>
              <table:table-cell office:value-type="float" office:value="378.044236141064">
                <text:p>378.044236141064</text:p>
              </table:table-cell>
              <table:table-cell office:value-type="float" office:value="8">
                <text:p>8</text:p>
              </table:table-cell>
              <table:table-cell office:value-type="float" office:value="464.294347019804">
                <text:p>464.294347019804</text:p>
              </table:table-cell>
              <table:table-cell office:value-type="float" office:value="8">
                <text:p>8</text:p>
              </table:table-cell>
              <table:table-cell office:value-type="float" office:value="515.928960063987">
                <text:p>515.928960063987</text:p>
              </table:table-cell>
              <table:table-cell office:value-type="float" office:value="8">
                <text:p>8</text:p>
              </table:table-cell>
              <table:table-cell office:value-type="float" office:value="543.569410413624">
                <text:p>543.569410413624</text:p>
              </table:table-cell>
              <table:table-cell office:value-type="float" office:value="8">
                <text:p>8</text:p>
              </table:table-cell>
              <table:table-cell office:value-type="float" office:value="535.97561425702">
                <text:p>535.97561425702</text:p>
              </table:table-cell>
              <table:table-cell office:value-type="float" office:value="8">
                <text:p>8</text:p>
              </table:table-cell>
              <table:table-cell office:value-type="float" office:value="598.729215875327">
                <text:p>598.729215875327</text:p>
              </table:table-cell>
              <table:table-cell office:value-type="float" office:value="8">
                <text:p>8</text:p>
              </table:table-cell>
              <table:table-cell office:value-type="float" office:value="497.268557545155">
                <text:p>497.268557545155</text:p>
              </table:table-cell>
              <table:table-cell office:value-type="float" office:value="8">
                <text:p>8</text:p>
              </table:table-cell>
              <table:table-cell office:value-type="float" office:value="603.662119255354">
                <text:p>603.662119255354</text:p>
              </table:table-cell>
              <table:table-cell office:value-type="float" office:value="8">
                <text:p>8</text:p>
              </table:table-cell>
              <table:table-cell office:value-type="float" office:value="550.01053992201">
                <text:p>550.01053992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1.797181701181">
                <text:p>151.797181701181</text:p>
              </table:table-cell>
              <table:table-cell office:value-type="float" office:value="16">
                <text:p>16</text:p>
              </table:table-cell>
              <table:table-cell office:value-type="float" office:value="341.220705492158">
                <text:p>341.220705492158</text:p>
              </table:table-cell>
              <table:table-cell office:value-type="float" office:value="16">
                <text:p>16</text:p>
              </table:table-cell>
              <table:table-cell office:value-type="float" office:value="279.19847316615">
                <text:p>279.19847316615</text:p>
              </table:table-cell>
              <table:table-cell office:value-type="float" office:value="16">
                <text:p>16</text:p>
              </table:table-cell>
              <table:table-cell office:value-type="float" office:value="423.013768057235">
                <text:p>423.013768057235</text:p>
              </table:table-cell>
              <table:table-cell office:value-type="float" office:value="16">
                <text:p>16</text:p>
              </table:table-cell>
              <table:table-cell office:value-type="float" office:value="485.768632632283">
                <text:p>485.768632632283</text:p>
              </table:table-cell>
              <table:table-cell office:value-type="float" office:value="16">
                <text:p>16</text:p>
              </table:table-cell>
              <table:table-cell office:value-type="float" office:value="259.121790082789">
                <text:p>259.121790082789</text:p>
              </table:table-cell>
              <table:table-cell office:value-type="float" office:value="16">
                <text:p>16</text:p>
              </table:table-cell>
              <table:table-cell office:value-type="float" office:value="505.860084677208">
                <text:p>505.860084677208</text:p>
              </table:table-cell>
              <table:table-cell office:value-type="float" office:value="16">
                <text:p>16</text:p>
              </table:table-cell>
              <table:table-cell office:value-type="float" office:value="298.819060695077">
                <text:p>298.819060695077</text:p>
              </table:table-cell>
              <table:table-cell office:value-type="float" office:value="16">
                <text:p>16</text:p>
              </table:table-cell>
              <table:table-cell office:value-type="float" office:value="498.752990164341">
                <text:p>498.752990164341</text:p>
              </table:table-cell>
              <table:table-cell office:value-type="float" office:value="16">
                <text:p>16</text:p>
              </table:table-cell>
              <table:table-cell office:value-type="float" office:value="496.641855203109">
                <text:p>496.641855203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7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6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451cm" svg:height="27.199cm" xlink:href=".." xlink:type="simple" chart:class="chart:scatter" chart:style-name="ch1">
        <chart:title svg:x="12.79cm" svg:y="0.678cm" chart:style-name="ch2">
          <text:p>Overhead of different blocksize (AWS)</text:p>
        </chart:title>
        <chart:legend chart:legend-position="end" svg:x="35.279cm" svg:y="9.833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2.471cm" svg:y="2.674cm" svg:width="31.999cm" svg:height="22.35cm">
          <chartooo:coordinate-region svg:x="3.689cm" svg:y="3.069cm" svg:width="30.397cm" svg:height="20.918cm"/>
          <chart:axis chart:dimension="x" chart:name="primary-x" chart:style-name="ch5">
            <chart:title svg:x="15.735cm" svg:y="25.568cm" chart:style-name="ch6">
              <text:p>number of nodes</text:p>
            </chart:title>
          </chart:axis>
          <chart:axis chart:dimension="y" chart:name="primary-y" chart:style-name="ch7">
            <chart:title svg:x="0.451cm" svg:y="15.415cm" chart:style-name="ch8">
              <text:p>overhead</text:p>
            </chart:title>
            <chart:grid chart:style-name="ch9" chart:class="major"/>
          </chart:axis>
          <chart:series chart:style-name="ch10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11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2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3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4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5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6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7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8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9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561981949572538">
                <text:p>0.561981949572538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542713807604982">
                <text:p>0.542713807604982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533843805687182">
                <text:p>0.533843805687182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57178836776502">
                <text:p>0.57178836776502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584167437748539">
                <text:p>0.584167437748539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58070446433546">
                <text:p>0.58070446433546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559384401559894">
                <text:p>0.559384401559894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577666331466434">
                <text:p>0.57766633146643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637025363930237">
                <text:p>0.637025363930237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597349261288539">
                <text:p>0.597349261288539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50998690443239">
                <text:p>0.550998690443239</text:p>
              </table:table-cell>
              <table:table-cell office:value-type="float" office:value="8">
                <text:p>8</text:p>
              </table:table-cell>
              <table:table-cell office:value-type="float" office:value="0.578635927121872">
                <text:p>0.578635927121872</text:p>
              </table:table-cell>
              <table:table-cell office:value-type="float" office:value="8">
                <text:p>8</text:p>
              </table:table-cell>
              <table:table-cell office:value-type="float" office:value="0.608875364712357">
                <text:p>0.608875364712357</text:p>
              </table:table-cell>
              <table:table-cell office:value-type="float" office:value="8">
                <text:p>8</text:p>
              </table:table-cell>
              <table:table-cell office:value-type="float" office:value="0.609905821152508">
                <text:p>0.609905821152508</text:p>
              </table:table-cell>
              <table:table-cell office:value-type="float" office:value="8">
                <text:p>8</text:p>
              </table:table-cell>
              <table:table-cell office:value-type="float" office:value="0.617079334854267">
                <text:p>0.617079334854267</text:p>
              </table:table-cell>
              <table:table-cell office:value-type="float" office:value="8">
                <text:p>8</text:p>
              </table:table-cell>
              <table:table-cell office:value-type="float" office:value="0.602958317264404">
                <text:p>0.602958317264404</text:p>
              </table:table-cell>
              <table:table-cell office:value-type="float" office:value="8">
                <text:p>8</text:p>
              </table:table-cell>
              <table:table-cell office:value-type="float" office:value="0.64669024325252">
                <text:p>0.64669024325252</text:p>
              </table:table-cell>
              <table:table-cell office:value-type="float" office:value="8">
                <text:p>8</text:p>
              </table:table-cell>
              <table:table-cell office:value-type="float" office:value="0.557907308680394">
                <text:p>0.557907308680394</text:p>
              </table:table-cell>
              <table:table-cell office:value-type="float" office:value="8">
                <text:p>8</text:p>
              </table:table-cell>
              <table:table-cell office:value-type="float" office:value="0.619575713182075">
                <text:p>0.619575713182075</text:p>
              </table:table-cell>
              <table:table-cell office:value-type="float" office:value="8">
                <text:p>8</text:p>
              </table:table-cell>
              <table:table-cell office:value-type="float" office:value="0.570240555113008">
                <text:p>0.57024055511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354215844455297">
                <text:p>0.354215844455297</text:p>
              </table:table-cell>
              <table:table-cell office:value-type="float" office:value="16">
                <text:p>16</text:p>
              </table:table-cell>
              <table:table-cell office:value-type="float" office:value="0.501062779387498">
                <text:p>0.501062779387498</text:p>
              </table:table-cell>
              <table:table-cell office:value-type="float" office:value="16">
                <text:p>16</text:p>
              </table:table-cell>
              <table:table-cell office:value-type="float" office:value="0.411302022841237">
                <text:p>0.411302022841237</text:p>
              </table:table-cell>
              <table:table-cell office:value-type="float" office:value="16">
                <text:p>16</text:p>
              </table:table-cell>
              <table:table-cell office:value-type="float" office:value="0.516963872930733">
                <text:p>0.516963872930733</text:p>
              </table:table-cell>
              <table:table-cell office:value-type="float" office:value="16">
                <text:p>16</text:p>
              </table:table-cell>
              <table:table-cell office:value-type="float" office:value="0.570629887648769">
                <text:p>0.570629887648769</text:p>
              </table:table-cell>
              <table:table-cell office:value-type="float" office:value="16">
                <text:p>16</text:p>
              </table:table-cell>
              <table:table-cell office:value-type="float" office:value="0.349214793840963">
                <text:p>0.349214793840963</text:p>
              </table:table-cell>
              <table:table-cell office:value-type="float" office:value="16">
                <text:p>16</text:p>
              </table:table-cell>
              <table:table-cell office:value-type="float" office:value="0.56489054287777">
                <text:p>0.56489054287777</text:p>
              </table:table-cell>
              <table:table-cell office:value-type="float" office:value="16">
                <text:p>16</text:p>
              </table:table-cell>
              <table:table-cell office:value-type="float" office:value="0.365746316751117">
                <text:p>0.365746316751117</text:p>
              </table:table-cell>
              <table:table-cell office:value-type="float" office:value="16">
                <text:p>16</text:p>
              </table:table-cell>
              <table:table-cell office:value-type="float" office:value="0.535040912487027">
                <text:p>0.535040912487027</text:p>
              </table:table-cell>
              <table:table-cell office:value-type="float" office:value="16">
                <text:p>16</text:p>
              </table:table-cell>
              <table:table-cell office:value-type="float" office:value="0.523276817461775">
                <text:p>0.523276817461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575cm" svg:height="25.181cm" xlink:href=".." xlink:type="simple" chart:class="chart:scatter" chart:style-name="ch1">
        <chart:title svg:x="13.734cm" svg:y="0.638cm" chart:style-name="ch2">
          <text:p>Latency of different blocksize (AWS)</text:p>
        </chart:title>
        <chart:legend chart:legend-position="end" svg:x="36.403cm" svg:y="8.824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2.493cm" svg:y="2.594cm" svg:width="33.079cm" svg:height="20.452cm">
          <chartooo:coordinate-region svg:x="3.126cm" svg:y="2.988cm" svg:width="32.062cm" svg:height="19.021cm"/>
          <chart:axis chart:dimension="x" chart:name="primary-x" chart:style-name="ch5">
            <chart:title svg:x="16.297cm" svg:y="23.55cm" chart:style-name="ch6">
              <text:p>number of nodes</text:p>
            </chart:title>
          </chart:axis>
          <chart:axis chart:dimension="y" chart:name="primary-y" chart:style-name="ch5">
            <chart:title svg:x="0.451cm" svg:y="14.937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25708289583189">
                <text:p>1.2570828958318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.04911859150222">
                <text:p>2.04911859150222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8870391735522">
                <text:p>1.887039173552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94228062271655">
                <text:p>1.9422806227165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2.33698687145238">
                <text:p>2.33698687145238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.59168952882832">
                <text:p>2.5916895288283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.90402625276099">
                <text:p>2.90402625276099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3.46792272918605">
                <text:p>3.46792272918605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.41320702475479">
                <text:p>3.41320702475479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3.95620506417333">
                <text:p>3.95620506417333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1661049203021">
                <text:p>1.01661049203021</text:p>
              </table:table-cell>
              <table:table-cell office:value-type="float" office:value="8">
                <text:p>8</text:p>
              </table:table-cell>
              <table:table-cell office:value-type="float" office:value="1.11100440746818">
                <text:p>1.11100440746818</text:p>
              </table:table-cell>
              <table:table-cell office:value-type="float" office:value="8">
                <text:p>8</text:p>
              </table:table-cell>
              <table:table-cell office:value-type="float" office:value="1.33545613334593">
                <text:p>1.33545613334593</text:p>
              </table:table-cell>
              <table:table-cell office:value-type="float" office:value="8">
                <text:p>8</text:p>
              </table:table-cell>
              <table:table-cell office:value-type="float" office:value="1.58941336134992">
                <text:p>1.58941336134992</text:p>
              </table:table-cell>
              <table:table-cell office:value-type="float" office:value="8">
                <text:p>8</text:p>
              </table:table-cell>
              <table:table-cell office:value-type="float" office:value="1.87655236588864">
                <text:p>1.87655236588864</text:p>
              </table:table-cell>
              <table:table-cell office:value-type="float" office:value="8">
                <text:p>8</text:p>
              </table:table-cell>
              <table:table-cell office:value-type="float" office:value="2.2763090044297">
                <text:p>2.2763090044297</text:p>
              </table:table-cell>
              <table:table-cell office:value-type="float" office:value="8">
                <text:p>8</text:p>
              </table:table-cell>
              <table:table-cell office:value-type="float" office:value="2.37174789868876">
                <text:p>2.37174789868876</text:p>
              </table:table-cell>
              <table:table-cell office:value-type="float" office:value="8">
                <text:p>8</text:p>
              </table:table-cell>
              <table:table-cell office:value-type="float" office:value="3.25788250661111">
                <text:p>3.25788250661111</text:p>
              </table:table-cell>
              <table:table-cell office:value-type="float" office:value="8">
                <text:p>8</text:p>
              </table:table-cell>
              <table:table-cell office:value-type="float" office:value="3.01501151189657">
                <text:p>3.01501151189657</text:p>
              </table:table-cell>
              <table:table-cell office:value-type="float" office:value="8">
                <text:p>8</text:p>
              </table:table-cell>
              <table:table-cell office:value-type="float" office:value="3.67304818824888">
                <text:p>3.673048188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46829518840848">
                <text:p>1.46829518840848</text:p>
              </table:table-cell>
              <table:table-cell office:value-type="float" office:value="16">
                <text:p>16</text:p>
              </table:table-cell>
              <table:table-cell office:value-type="float" office:value="1.23098092674831">
                <text:p>1.23098092674831</text:p>
              </table:table-cell>
              <table:table-cell office:value-type="float" office:value="16">
                <text:p>16</text:p>
              </table:table-cell>
              <table:table-cell office:value-type="float" office:value="2.22111880197203">
                <text:p>2.22111880197203</text:p>
              </table:table-cell>
              <table:table-cell office:value-type="float" office:value="16">
                <text:p>16</text:p>
              </table:table-cell>
              <table:table-cell office:value-type="float" office:value="1.93887898598126">
                <text:p>1.93887898598126</text:p>
              </table:table-cell>
              <table:table-cell office:value-type="float" office:value="16">
                <text:p>16</text:p>
              </table:table-cell>
              <table:table-cell office:value-type="float" office:value="2.10013145982839">
                <text:p>2.10013145982839</text:p>
              </table:table-cell>
              <table:table-cell office:value-type="float" office:value="16">
                <text:p>16</text:p>
              </table:table-cell>
              <table:table-cell office:value-type="float" office:value="4.71327780013952">
                <text:p>4.71327780013952</text:p>
              </table:table-cell>
              <table:table-cell office:value-type="float" office:value="16">
                <text:p>16</text:p>
              </table:table-cell>
              <table:table-cell office:value-type="float" office:value="2.80760787043926">
                <text:p>2.80760787043926</text:p>
              </table:table-cell>
              <table:table-cell office:value-type="float" office:value="16">
                <text:p>16</text:p>
              </table:table-cell>
              <table:table-cell office:value-type="float" office:value="5.42362837062241">
                <text:p>5.42362837062241</text:p>
              </table:table-cell>
              <table:table-cell office:value-type="float" office:value="16">
                <text:p>16</text:p>
              </table:table-cell>
              <table:table-cell office:value-type="float" office:value="3.64988253894459">
                <text:p>3.64988253894459</text:p>
              </table:table-cell>
              <table:table-cell office:value-type="float" office:value="16">
                <text:p>16</text:p>
              </table:table-cell>
              <table:table-cell office:value-type="float" office:value="4.06855784856022">
                <text:p>4.06855784856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